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0d830" officeooo:paragraph-rsid="0020d830"/>
    </style:style>
    <style:style style:name="P2" style:family="paragraph" style:parent-style-name="Standard">
      <style:paragraph-properties fo:text-align="end" style:justify-single-word="false"/>
      <style:text-properties officeooo:rsid="0020d830" officeooo:paragraph-rsid="0020d830"/>
    </style:style>
    <style:style style:name="P3" style:family="paragraph" style:parent-style-name="Standard">
      <style:paragraph-properties fo:text-align="justify" style:justify-single-word="false"/>
      <style:text-properties officeooo:rsid="0020d830" officeooo:paragraph-rsid="0023eb7b"/>
    </style:style>
    <style:style style:name="P4" style:family="paragraph" style:parent-style-name="Standard">
      <style:paragraph-properties fo:text-align="justify" style:justify-single-word="false"/>
      <style:text-properties style:text-underline-style="solid" style:text-underline-width="auto" style:text-underline-color="font-color" officeooo:rsid="0020d830" officeooo:paragraph-rsid="0020d830"/>
    </style:style>
    <style:style style:name="P5" style:family="paragraph" style:parent-style-name="Standard">
      <style:paragraph-properties fo:text-align="justify" style:justify-single-word="false"/>
      <style:text-properties style:text-underline-style="solid" style:text-underline-width="auto" style:text-underline-color="font-color" officeooo:rsid="00260f98" officeooo:paragraph-rsid="00260f98"/>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d730b" officeooo:paragraph-rsid="002d730b"/>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2f20aa" officeooo:paragraph-rsid="002f20aa"/>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2fe956" officeooo:paragraph-rsid="002fe956"/>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31eaad" officeooo:paragraph-rsid="0031eaad"/>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3303c9" officeooo:paragraph-rsid="003303c9"/>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338155" officeooo:paragraph-rsid="00338155"/>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359a15" officeooo:paragraph-rsid="00359a15"/>
    </style:style>
    <style:style style:name="P13" style:family="paragraph" style:parent-style-name="Standard">
      <style:paragraph-properties fo:text-align="justify" style:justify-single-word="false"/>
      <style:text-properties officeooo:rsid="00260f98" officeooo:paragraph-rsid="002d395b"/>
    </style:style>
    <style:style style:name="P14" style:family="paragraph" style:parent-style-name="Standard">
      <style:paragraph-properties fo:text-align="justify" style:justify-single-word="false"/>
      <style:text-properties officeooo:rsid="0028f2e7" officeooo:paragraph-rsid="0028f2e7"/>
    </style:style>
    <style:style style:name="P15" style:family="paragraph" style:parent-style-name="Standard">
      <style:paragraph-properties fo:text-align="justify" style:justify-single-word="false"/>
      <style:text-properties officeooo:rsid="002d730b" officeooo:paragraph-rsid="002d730b"/>
    </style:style>
    <style:style style:name="P16" style:family="paragraph" style:parent-style-name="Standard">
      <style:paragraph-properties fo:text-align="justify" style:justify-single-word="false"/>
      <style:text-properties officeooo:rsid="002e68b3" officeooo:paragraph-rsid="002e68b3"/>
    </style:style>
    <style:style style:name="P17" style:family="paragraph" style:parent-style-name="Standard">
      <style:paragraph-properties fo:text-align="justify" style:justify-single-word="false"/>
      <style:text-properties officeooo:rsid="002f20aa" officeooo:paragraph-rsid="002f20aa"/>
    </style:style>
    <style:style style:name="P18" style:family="paragraph" style:parent-style-name="Standard">
      <style:paragraph-properties fo:text-align="justify" style:justify-single-word="false"/>
      <style:text-properties officeooo:rsid="0030db30" officeooo:paragraph-rsid="0030db30"/>
    </style:style>
    <style:style style:name="P19" style:family="paragraph" style:parent-style-name="Standard">
      <style:paragraph-properties fo:text-align="justify" style:justify-single-word="false"/>
      <style:text-properties officeooo:rsid="0031eaad" officeooo:paragraph-rsid="0031eaad"/>
    </style:style>
    <style:style style:name="P20" style:family="paragraph" style:parent-style-name="Standard">
      <style:paragraph-properties fo:text-align="justify" style:justify-single-word="false"/>
      <style:text-properties officeooo:rsid="0031eaad" officeooo:paragraph-rsid="003303c9"/>
    </style:style>
    <style:style style:name="P21" style:family="paragraph" style:parent-style-name="Standard">
      <style:paragraph-properties fo:text-align="justify" style:justify-single-word="false"/>
      <style:text-properties officeooo:rsid="00338155" officeooo:paragraph-rsid="00338155"/>
    </style:style>
    <style:style style:name="P22" style:family="paragraph" style:parent-style-name="Standard">
      <style:paragraph-properties fo:text-align="justify" style:justify-single-word="false"/>
      <style:text-properties officeooo:rsid="00359a15" officeooo:paragraph-rsid="00359a15"/>
    </style:style>
    <style:style style:name="T1" style:family="text">
      <style:text-properties officeooo:rsid="002158d7"/>
    </style:style>
    <style:style style:name="T2" style:family="text">
      <style:text-properties officeooo:rsid="002493f3"/>
    </style:style>
    <style:style style:name="T3" style:family="text">
      <style:text-properties officeooo:rsid="0027b26e"/>
    </style:style>
    <style:style style:name="T4" style:family="text">
      <style:text-properties officeooo:rsid="00287242"/>
    </style:style>
    <style:style style:name="T5" style:family="text">
      <style:text-properties officeooo:rsid="002a7e2d"/>
    </style:style>
    <style:style style:name="T6" style:family="text">
      <style:text-properties officeooo:rsid="002c6b7d"/>
    </style:style>
    <style:style style:name="T7" style:family="text">
      <style:text-properties officeooo:rsid="002d73d8"/>
    </style:style>
    <style:style style:name="T8" style:family="text">
      <style:text-properties officeooo:rsid="002f0dce"/>
    </style:style>
    <style:style style:name="T9" style:family="text">
      <style:text-properties officeooo:rsid="0031b738"/>
    </style:style>
    <style:style style:name="T10" style:family="text">
      <style:text-properties officeooo:rsid="003303c9"/>
    </style:style>
    <style:style style:name="T11" style:family="text">
      <style:text-properties officeooo:rsid="003533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ifications for tBB</text:p>
      <text:p text:style-name="P2">Daniele Parmeggiani for Doxee, 13/07/2016</text:p>
      <text:p text:style-name="P1"/>
      <text:p text:style-name="P1"/>
      <text:p text:style-name="P4">Main design.</text:p>
      <text:p text:style-name="P3">The service tBB run<text:span text:style-name="T3">s</text:span> on its own with no direct way of user interaction <text:span text:style-name="T2">(might be implemented as a daemon)</text:span>. It rather provide<text:span text:style-name="T3">s</text:span> a command line log <text:span text:style-name="T2">(along with the normal logs) </text:span>from the main program and a socket-HTTP port open for connections. Other services may connect to the port to provide ways of user interaction.</text:p>
      <text:p text:style-name="P14">At launch, tBB asks from the command line arguments for a network to scan. If not provided in the arguments, tBB looks in its configuration file if a default network was defined and scans that. If no default network can be found in the configuration file, tBB asks for a network by <text:span text:style-name="T5">direct</text:span> user input.</text:p>
      <text:p text:style-name="P3"/>
      <text:p text:style-name="P3"/>
      <text:p text:style-name="P5">Network scanning.</text:p>
      <text:p text:style-name="P13">The program run<text:span text:style-name="T3">s</text:span> scans periodically <text:span text:style-name="T4">over the chosen network</text:span> (periodic times are set in a configuration file and can be changed at runtime). <text:span text:style-name="T6">The discovery methods used are the following: ICMP request, ARP request, SYN requests. They are run periodically, but with different times since each one of them has a very different response time and network weight.</text:span></text:p>
      <text:p text:style-name="P13"><text:span text:style-name="T6">Additionally after the IP and MAC address of a host are found by any of these mechanisms, the other mechanisms won't be triggered during the same scan iteration.</text:span></text:p>
      <text:p text:style-name="P13"/>
      <text:p text:style-name="P13"/>
      <text:p text:style-name="P9">ICMP discovery.</text:p>
      <text:p text:style-name="P19">The ICMP discovery method consists of a simple ping request to the specified I<text:span text:style-name="T10">P(</text:span>s<text:span text:style-name="T10">)</text:span>. It is considered the most lightweight in terms of time and resources and should be ran first.</text:p>
      <text:p text:style-name="P19">If a host is discovered using this method, its IP is known and other discovery methods may not be requested.</text:p>
      <text:p text:style-name="P19"/>
      <text:p text:style-name="P19"/>
      <text:p text:style-name="P10">ARP discovery.</text:p>
      <text:p text:style-name="P20">The <text:span text:style-name="T10">ARP</text:span> discovery method consists of a simple <text:span text:style-name="T10">ARP</text:span> request to the specified I<text:span text:style-name="T10">P(</text:span>s<text:span text:style-name="T10">)</text:span>.</text:p>
      <text:p text:style-name="P20">If a host is discovered using this method, its IP <text:span text:style-name="T10">and MAC address are</text:span> known and other discovery methods may not be requested.</text:p>
      <text:p text:style-name="P20"/>
      <text:p text:style-name="P20"/>
      <text:p text:style-name="P11">SYN discovery.</text:p>
      <text:p text:style-name="P21">The SYN discovery method consist of a series of TCP SYN requests sent to an IP's ports. If any response is found, then there is a host for the specified IP. This method reveals hosts that hide from ICMP and ARP requests, but is really slow and very heavy on the network. It shouldn't be used as often as the other two methods.</text:p>
      <text:p text:style-name="P21">[UNRELIABILITY?] A host might as well hide its well-known ports (such as 22, etc) so a truly reliable SYN discovery would check for every possible port, but a lot of requests <text:span text:style-name="T11">would </text:span>have to be sent for it to happen.</text:p>
      <text:p text:style-name="P13"/>
      <text:p text:style-name="P13"/>
      <text:p text:style-name="P6">Host tracking.</text:p>
      <text:p text:style-name="P15">Each host found during a network scan iteration is recorded <text:span text:style-name="T7">and compared to the previous iterations so as to keep track of its presence/connection/disconnection. The record is serialized on disk as soon as possible so as to provide as much consistency as possible during service downtime.</text:span></text:p>
      <text:p text:style-name="P3"/>
      <text:p text:style-name="P3"/>
      <text:p text:style-name="P5"><text:soft-page-break/>User interaction socket.</text:p>
      <text:p text:style-name="P16">An HTTP socket is <text:span text:style-name="T8">supplied</text:span> so as to provide user interaction with the tBB service. The default port is 1984. Other services will then be allowed to connect to the port providing a user interface for tBB. <text:span text:style-name="T1">On connection these services will be requested of a password in order to access tBB functionality. Consequently the password will have to be statically securely saved inside the tBB source code.</text:span></text:p>
      <text:p text:style-name="P16">Data sent and received over the open socket is required to be in the JSON format.</text:p>
      <text:p text:style-name="P3"/>
      <text:p text:style-name="P3"/>
      <text:p text:style-name="P7">Configuration file.</text:p>
      <text:p text:style-name="P17">The configuration file for the tBB service is in JSON format. See related documentation [SPECIFY] for further detail.</text:p>
      <text:p text:style-name="P3"/>
      <text:p text:style-name="P3"/>
      <text:p text:style-name="P8">Notifiers.</text:p>
      <text:p text:style-name="P18">Notifiers are external scripts that allow tBB to notify users of specific events (e.g.: host connected hiding its IP address). They aren't restricted <text:span text:style-name="T9">[DOES THIS RISE SECURITY CONCERNS?] </text:span>and may implement any notification mechanism they deem useful. See related documentation [SPECIFY] for further detail.</text:p>
      <text:p text:style-name="P18">Notifiers are dynamically loaded from the [NAME IT] folder at tBB start.</text:p>
      <text:p text:style-name="P3"/>
      <text:p text:style-name="P3"/>
      <text:p text:style-name="P12">Asyncrony.</text:p>
      <text:p text:style-name="P22">In order for tBB to perform network scans, serialization, port requests handling and other calculations in general at the same time, it has been chosen that tBB will make use of Python's asyncio library.</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3T11:09:02.577328941</meta:creation-date>
    <meta:generator>LibreOffice/5.0.3.2$Linux_X86_64 LibreOffice_project/00m0$Build-2</meta:generator>
    <dc:date>2016-07-13T14:41:38.046932950</dc:date>
    <meta:editing-duration>PT1H54M32S</meta:editing-duration>
    <meta:editing-cycles>28</meta:editing-cycles>
    <meta:document-statistic meta:table-count="0" meta:image-count="0" meta:object-count="0" meta:page-count="2" meta:paragraph-count="29" meta:word-count="653" meta:character-count="3839" meta:non-whitespace-character-count="3215"/>
  </office:meta>
</office:document-meta>
</file>